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0E7F42FEA9E184C2D50.png" manifest:media-type="image/png"/>
  <manifest:file-entry manifest:full-path="Pictures/10000001000004500000023CBECFA23AC7530615.png" manifest:media-type="image/png"/>
  <manifest:file-entry manifest:full-path="Pictures/10000001000005000000020C1A3B59FFD27C7797.png" manifest:media-type="image/png"/>
  <manifest:file-entry manifest:full-path="Pictures/10000000000003C8000001A0E06EA5CBF7D41FB4.jpg" manifest:media-type="image/jpeg"/>
  <manifest:file-entry manifest:full-path="Pictures/100000010000014000000084641BEE290ABC6E08.png" manifest:media-type="image/png"/>
  <manifest:file-entry manifest:full-path="Pictures/10000000000001E900000176C037B70C29A5AC87.png" manifest:media-type="image/png"/>
  <manifest:file-entry manifest:full-path="Pictures/100000010000018D000000A5C8C5DEC1E666E89F.png" manifest:media-type="image/png"/>
  <manifest:file-entry manifest:full-path="Pictures/100000010000085F0000032972D5727D3C88258D.png" manifest:media-type="image/png"/>
  <manifest:file-entry manifest:full-path="Pictures/10000001000009AD0000015BB3D3F872CC11FFFD.png" manifest:media-type="image/png"/>
  <manifest:file-entry manifest:full-path="Pictures/100000010000040100000401AD587FE4A12033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2cm" svg:height="2.2cm" svg:x="2cm" svg:y="6.3cm">
          <draw:image xlink:href="Pictures/100000010000040100000401AD587FE4A120334B.png" xlink:type="simple" xlink:show="embed" xlink:actuate="onLoad" draw:mime-type="image/png">
            <text:p/>
          </draw:image>
        </draw:frame>
        <draw:frame draw:style-name="gr1" draw:text-style-name="P1" draw:layer="layout" svg:width="4.999cm" svg:height="0.7cm" svg:x="16.4cm" svg:y="7.1cm">
          <draw:image xlink:href="Pictures/10000001000009AD0000015BB3D3F872CC11FFFD.png" xlink:type="simple" xlink:show="embed" xlink:actuate="onLoad" draw:mime-type="image/png">
            <text:p/>
          </draw:image>
        </draw:frame>
        <draw:frame draw:style-name="gr1" draw:text-style-name="P1" draw:layer="layout" svg:width="4.582cm" svg:height="1.904cm" svg:x="4.718cm" svg:y="6.5cm">
          <draw:image xlink:href="Pictures/100000010000018D000000A5C8C5DEC1E666E89F.png" xlink:type="simple" xlink:show="embed" xlink:actuate="onLoad" draw:mime-type="image/png">
            <text:p/>
          </draw:image>
        </draw:frame>
        <draw:frame draw:style-name="gr1" draw:text-style-name="P1" draw:layer="layout" svg:width="5.563cm" svg:height="2.1cm" svg:x="10.1cm" svg:y="6.4cm">
          <draw:image xlink:href="Pictures/100000010000085F0000032972D5727D3C88258D.png" xlink:type="simple" xlink:show="embed" xlink:actuate="onLoad" draw:mime-type="image/png">
            <text:p/>
          </draw:image>
        </draw:frame>
        <draw:frame draw:style-name="gr1" draw:text-style-name="P1" draw:layer="layout" svg:width="2.3cm" svg:height="1.759cm" svg:x="2.5cm" svg:y="4.141cm">
          <draw:image xlink:href="Pictures/10000000000001E900000176C037B70C29A5AC87.png" xlink:type="simple" xlink:show="embed" xlink:actuate="onLoad" draw:mime-type="image/png">
            <text:p/>
          </draw:image>
        </draw:frame>
        <draw:frame draw:style-name="gr1" draw:text-style-name="P1" draw:layer="layout" svg:width="3.693cm" svg:height="1.523cm" svg:x="22.007cm" svg:y="6.877cm">
          <draw:image xlink:href="Pictures/100000010000014000000084641BEE290ABC6E08.png" xlink:type="simple" xlink:show="embed" xlink:actuate="onLoad" draw:mime-type="image/png">
            <text:p/>
          </draw:image>
        </draw:frame>
        <draw:frame draw:style-name="gr1" draw:text-style-name="P1" draw:layer="layout" svg:width="4.139cm" svg:height="2.145cm" svg:x="21.061cm" svg:y="4cm">
          <draw:image xlink:href="Pictures/10000001000004500000023CBECFA23AC7530615.png" xlink:type="simple" xlink:show="embed" xlink:actuate="onLoad" draw:mime-type="image/png">
            <text:p/>
          </draw:image>
        </draw:frame>
        <draw:frame draw:style-name="gr1" draw:text-style-name="P1" draw:layer="layout" svg:width="7.094cm" svg:height="1.6cm" svg:x="13.9cm" svg:y="4.3cm">
          <draw:image xlink:href="Pictures/1000000100000400000000E7F42FEA9E184C2D50.png" xlink:type="simple" xlink:show="embed" xlink:actuate="onLoad" draw:mime-type="image/png">
            <text:p/>
          </draw:image>
        </draw:frame>
        <draw:frame draw:style-name="gr1" draw:text-style-name="P1" draw:layer="layout" svg:width="3.8cm" svg:height="1.632cm" svg:x="5.5cm" svg:y="4.268cm">
          <draw:image xlink:href="Pictures/10000000000003C8000001A0E06EA5CBF7D41FB4.jpg" xlink:type="simple" xlink:show="embed" xlink:actuate="onLoad" draw:mime-type="image/jpeg">
            <text:p/>
          </draw:image>
        </draw:frame>
        <draw:frame draw:style-name="gr2" draw:text-style-name="P2" draw:layer="layout" svg:width="4.211cm" svg:height="1.724cm" svg:x="9.6cm" svg:y="4.2cm">
          <draw:image xlink:href="Pictures/10000001000005000000020C1A3B59FFD27C779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1:25:54.995809261</meta:creation-date>
    <dc:date>2022-09-21T14:02:39.037900007</dc:date>
    <meta:editing-duration>PT33M1S</meta:editing-duration>
    <meta:editing-cycles>5</meta:editing-cycles>
    <meta:generator>LibreOffice/7.3.5.2$Linux_X86_64 LibreOffice_project/30$Build-2</meta:generator>
    <meta:document-statistic meta:object-count="10"/>
  </office:meta>
</office:document-meta>
</file>